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4 年 8 月 份" calcext:value-type="string">
              <text:p><text:s text:c="7"/>中 華 民 國 104 年 8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3295" calcext:value-type="float">
            <text:p><text:s text:c="3"/>3,295 </text:p>
          </table:table-cell>
          <table:table-cell table:style-name="ce24" office:value-type="float" office:value="0.140441608087527" calcext:value-type="float">
            <text:p><text:s text:c="3"/>0.14 </text:p>
          </table:table-cell>
          <table:table-cell table:style-name="ce24" office:value-type="float" office:value="1.65358667586927" calcext:value-type="float">
            <text:p><text:s text:c="3"/>1.65 </text:p>
          </table:table-cell>
          <table:table-cell table:style-name="ce18" office:value-type="float" office:value="4250" calcext:value-type="float">
            <text:p><text:s text:c="3"/>4,250 </text:p>
          </table:table-cell>
          <table:table-cell table:style-name="ce24" office:value-type="float" office:value="0.181133512638463" calcext:value-type="float">
            <text:p><text:s text:c="3"/>0.18 </text:p>
          </table:table-cell>
          <table:table-cell table:style-name="ce24" office:value-type="float" office:value="2.13" calcext:value-type="float">
            <text:p><text:s text:c="3"/>2.13 </text:p>
          </table:table-cell>
          <table:table-cell table:style-name="ce18" office:value-type="float" office:value="16836" calcext:value-type="float">
            <text:p><text:s text:c="3"/>16,836 </text:p>
          </table:table-cell>
          <table:table-cell table:style-name="ce24" office:value-type="float" office:value="0.717544427948509" calcext:value-type="float">
            <text:p><text:s text:c="3"/>0.72 </text:p>
          </table:table-cell>
          <table:table-cell table:style-name="ce24" office:value-type="float" office:value="8.45" calcext:value-type="float">
            <text:p><text:s text:c="3"/>8.45 </text:p>
          </table:table-cell>
          <table:table-cell table:style-name="ce18" office:value-type="float" office:value="12586" calcext:value-type="float">
            <text:p><text:s text:c="3"/>12,586 </text:p>
          </table:table-cell>
          <table:table-cell table:style-name="ce24" office:value-type="float" office:value="0.536410915310046" calcext:value-type="float">
            <text:p><text:s text:c="3"/>0.54 </text:p>
          </table:table-cell>
          <table:table-cell table:style-name="ce24" office:value-type="float" office:value="6.32" calcext:value-type="float">
            <text:p><text:s text:c="3"/>6.32 </text:p>
          </table:table-cell>
          <table:table-cell table:style-name="ce18" office:value-type="float" office:value="7239" calcext:value-type="float">
            <text:p><text:s text:c="3"/>7,239 </text:p>
          </table:table-cell>
          <table:table-cell table:style-name="ce24" office:value-type="float" office:value="0.308523646585843" calcext:value-type="float">
            <text:p><text:s text:c="3"/>0.31 </text:p>
          </table:table-cell>
          <table:table-cell table:style-name="ce24" office:value-type="float" office:value="3.63" calcext:value-type="float">
            <text:p><text:s text:c="3"/>3.63 </text:p>
          </table:table-cell>
          <table:table-cell table:style-name="ce18" office:value-type="float" office:value="4510" calcext:value-type="float">
            <text:p><text:s text:c="3"/>4,510 </text:p>
          </table:table-cell>
          <table:table-cell table:style-name="ce24" office:value-type="float" office:value="0.192214621646934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462" calcext:value-type="float">
            <text:p><text:s text:c="3"/>462 </text:p>
          </table:table-cell>
          <table:table-cell table:style-name="ce24" office:value-type="float" office:value="0.116488081025277" calcext:value-type="float">
            <text:p><text:s text:c="3"/>0.12 </text:p>
          </table:table-cell>
          <table:table-cell table:style-name="ce24" office:value-type="float" office:value="1.37155321207181" calcext:value-type="float">
            <text:p><text:s text:c="3"/>1.37 </text:p>
          </table:table-cell>
          <table:table-cell table:style-name="ce30" office:value-type="float" office:value="1132" calcext:value-type="float">
            <text:p><text:s text:c="3"/>1,132 </text:p>
          </table:table-cell>
          <table:table-cell table:style-name="ce24" office:value-type="float" office:value="0.285404389277468" calcext:value-type="float">
            <text:p><text:s text:c="3"/>0.29 </text:p>
          </table:table-cell>
          <table:table-cell table:style-name="ce24" office:value-type="float" office:value="3.36" calcext:value-type="float">
            <text:p><text:s text:c="3"/>3.36 </text:p>
          </table:table-cell>
          <table:table-cell table:style-name="ce30" office:value-type="float" office:value="2770" calcext:value-type="float">
            <text:p><text:s text:c="3"/>2,770 </text:p>
          </table:table-cell>
          <table:table-cell table:style-name="ce24" office:value-type="float" office:value="0.698383532065889" calcext:value-type="float">
            <text:p><text:s text:c="3"/>0.70 </text:p>
          </table:table-cell>
          <table:table-cell table:style-name="ce24" office:value-type="float" office:value="8.22" calcext:value-type="float">
            <text:p><text:s text:c="3"/>8.22 </text:p>
          </table:table-cell>
          <table:table-cell table:style-name="ce30" office:value-type="float" office:value="1638" calcext:value-type="float">
            <text:p><text:s text:c="3"/>1,638 </text:p>
          </table:table-cell>
          <table:table-cell table:style-name="ce24" office:value-type="float" office:value="0.412979142788421" calcext:value-type="float">
            <text:p><text:s text:c="3"/>0.41 </text:p>
          </table:table-cell>
          <table:table-cell table:style-name="ce24" office:value-type="float" office:value="4.86" calcext:value-type="float">
            <text:p><text:s text:c="3"/>4.86 </text:p>
          </table:table-cell>
          <table:table-cell table:style-name="ce30" office:value-type="float" office:value="1337" calcext:value-type="float">
            <text:p><text:s text:c="3"/>1,337 </text:p>
          </table:table-cell>
          <table:table-cell table:style-name="ce24" office:value-type="float" office:value="0.33708981313072" calcext:value-type="float">
            <text:p><text:s text:c="3"/>0.34 </text:p>
          </table:table-cell>
          <table:table-cell table:style-name="ce24" office:value-type="float" office:value="3.97" calcext:value-type="float">
            <text:p><text:s text:c="3"/>3.97 </text:p>
          </table:table-cell>
          <table:table-cell table:style-name="ce30" office:value-type="float" office:value="800" calcext:value-type="float">
            <text:p><text:s text:c="3"/>800 </text:p>
          </table:table-cell>
          <table:table-cell table:style-name="ce24" office:value-type="float" office:value="0.20169921503708" calcext:value-type="float">
            <text:p><text:s text:c="3"/>0.20 </text:p>
          </table:table-cell>
          <table:table-cell table:style-name="ce39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-1873" calcext:value-type="float">
            <text:p><text:s/>－1,873 </text:p>
          </table:table-cell>
          <table:table-cell table:style-name="ce24" office:value-type="float" office:value="-0.692819973337713" calcext:value-type="float">
            <text:p><text:s/>－0.69 </text:p>
          </table:table-cell>
          <table:table-cell table:style-name="ce24" office:value-type="float" office:value="-8.15739646026662" calcext:value-type="float">
            <text:p><text:s/>－8.16 </text:p>
          </table:table-cell>
          <table:table-cell table:style-name="ce30" office:value-type="float" office:value="1005" calcext:value-type="float">
            <text:p><text:s text:c="3"/>1,005 </text:p>
          </table:table-cell>
          <table:table-cell table:style-name="ce24" office:value-type="float" office:value="0.371876858806127" calcext:value-type="float">
            <text:p><text:s text:c="3"/>0.37 </text:p>
          </table:table-cell>
          <table:table-cell table:style-name="ce24" office:value-type="float" office:value="4.38" calcext:value-type="float">
            <text:p><text:s text:c="3"/>4.38 </text:p>
          </table:table-cell>
          <table:table-cell table:style-name="ce30" office:value-type="float" office:value="2327" calcext:value-type="float">
            <text:p><text:s text:c="3"/>2,327 </text:p>
          </table:table-cell>
          <table:table-cell table:style-name="ce24" office:value-type="float" office:value="0.861052189494386" calcext:value-type="float">
            <text:p><text:s text:c="3"/>0.86 </text:p>
          </table:table-cell>
          <table:table-cell table:style-name="ce24" office:value-type="float" office:value="10.14" calcext:value-type="float">
            <text:p><text:s text:c="3"/>10.14 </text:p>
          </table:table-cell>
          <table:table-cell table:style-name="ce30" office:value-type="float" office:value="1322" calcext:value-type="float">
            <text:p><text:s text:c="3"/>1,322 </text:p>
          </table:table-cell>
          <table:table-cell table:style-name="ce24" office:value-type="float" office:value="0.489175330688259" calcext:value-type="float">
            <text:p><text:s text:c="3"/>0.49 </text:p>
          </table:table-cell>
          <table:table-cell table:style-name="ce24" office:value-type="float" office:value="5.76" calcext:value-type="float">
            <text:p><text:s text:c="3"/>5.76 </text:p>
          </table:table-cell>
          <table:table-cell table:style-name="ce30" office:value-type="float" office:value="938" calcext:value-type="float">
            <text:p><text:s text:c="3"/>938 </text:p>
          </table:table-cell>
          <table:table-cell table:style-name="ce24" office:value-type="float" office:value="0.347085068219052" calcext:value-type="float">
            <text:p><text:s text:c="3"/>0.35 </text:p>
          </table:table-cell>
          <table:table-cell table:style-name="ce24" office:value-type="float" office:value="4.09" calcext:value-type="float">
            <text:p><text:s text:c="3"/>4.09 </text:p>
          </table:table-cell>
          <table:table-cell table:style-name="ce30" office:value-type="float" office:value="458" calcext:value-type="float">
            <text:p><text:s text:c="3"/>458 </text:p>
          </table:table-cell>
          <table:table-cell table:style-name="ce24" office:value-type="float" office:value="0.169472240132544" calcext:value-type="float">
            <text:p><text:s text:c="3"/>0.17 </text:p>
          </table:table-cell>
          <table:table-cell table:style-name="ce39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424" calcext:value-type="float">
            <text:p><text:s text:c="3"/>3,424 </text:p>
          </table:table-cell>
          <table:table-cell table:style-name="ce24" office:value-type="float" office:value="1.63862797449981" calcext:value-type="float">
            <text:p><text:s text:c="3"/>1.64 </text:p>
          </table:table-cell>
          <table:table-cell table:style-name="ce24" office:value-type="float" office:value="19.2935229255623" calcext:value-type="float">
            <text:p><text:s text:c="3"/>19.29 </text:p>
          </table:table-cell>
          <table:table-cell table:style-name="ce30" office:value-type="float" office:value="991" calcext:value-type="float">
            <text:p><text:s text:c="3"/>991 </text:p>
          </table:table-cell>
          <table:table-cell table:style-name="ce24" office:value-type="float" office:value="0.473875859826469" calcext:value-type="float">
            <text:p><text:s text:c="3"/>0.47 </text:p>
          </table:table-cell>
          <table:table-cell table:style-name="ce24" office:value-type="float" office:value="5.58" calcext:value-type="float">
            <text:p><text:s text:c="3"/>5.58 </text:p>
          </table:table-cell>
          <table:table-cell table:style-name="ce30" office:value-type="float" office:value="1812" calcext:value-type="float">
            <text:p><text:s text:c="3"/>1,812 </text:p>
          </table:table-cell>
          <table:table-cell table:style-name="ce24" office:value-type="float" office:value="0.866461208885531" calcext:value-type="float">
            <text:p><text:s text:c="3"/>0.87 </text:p>
          </table:table-cell>
          <table:table-cell table:style-name="ce24" office:value-type="float" office:value="10.2" calcext:value-type="float">
            <text:p><text:s text:c="3"/>10.20 </text:p>
          </table:table-cell>
          <table:table-cell table:style-name="ce30" office:value-type="float" office:value="821" calcext:value-type="float">
            <text:p><text:s text:c="3"/>821 </text:p>
          </table:table-cell>
          <table:table-cell table:style-name="ce24" office:value-type="float" office:value="0.392585349059062" calcext:value-type="float">
            <text:p><text:s text:c="3"/>0.39 </text:p>
          </table:table-cell>
          <table:table-cell table:style-name="ce24" office:value-type="float" office:value="4.62" calcext:value-type="float">
            <text:p><text:s text:c="3"/>4.62 </text:p>
          </table:table-cell>
          <table:table-cell table:style-name="ce30" office:value-type="float" office:value="728" calcext:value-type="float">
            <text:p><text:s text:c="3"/>728 </text:p>
          </table:table-cell>
          <table:table-cell table:style-name="ce24" office:value-type="float" office:value="0.34811465787454" calcext:value-type="float">
            <text:p><text:s text:c="3"/>0.35 </text:p>
          </table:table-cell>
          <table:table-cell table:style-name="ce24" office:value-type="float" office:value="4.1" calcext:value-type="float">
            <text:p><text:s text:c="3"/>4.10 </text:p>
          </table:table-cell>
          <table:table-cell table:style-name="ce30" office:value-type="float" office:value="483" calcext:value-type="float">
            <text:p><text:s text:c="3"/>483 </text:p>
          </table:table-cell>
          <table:table-cell table:style-name="ce24" office:value-type="float" office:value="0.230960686474454" calcext:value-type="float">
            <text:p><text:s text:c="3"/>0.23 </text:p>
          </table:table-cell>
          <table:table-cell table:style-name="ce39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3052" calcext:value-type="float">
            <text:p><text:s text:c="3"/>3,052 </text:p>
          </table:table-cell>
          <table:table-cell table:style-name="ce24" office:value-type="float" office:value="1.11641068842521" calcext:value-type="float">
            <text:p><text:s text:c="3"/>1.12 </text:p>
          </table:table-cell>
          <table:table-cell table:style-name="ce24" office:value-type="float" office:value="13.1448355250065" calcext:value-type="float">
            <text:p><text:s text:c="3"/>13.14 </text:p>
          </table:table-cell>
          <table:table-cell table:style-name="ce30" office:value-type="float" office:value="780" calcext:value-type="float">
            <text:p><text:s text:c="3"/>780 </text:p>
          </table:table-cell>
          <table:table-cell table:style-name="ce24" office:value-type="float" office:value="0.285162032357116" calcext:value-type="float">
            <text:p><text:s text:c="3"/>0.29 </text:p>
          </table:table-cell>
          <table:table-cell table:style-name="ce24" office:value-type="float" office:value="3.36" calcext:value-type="float">
            <text:p><text:s text:c="3"/>3.36 </text:p>
          </table:table-cell>
          <table:table-cell table:style-name="ce30" office:value-type="float" office:value="2052" calcext:value-type="float">
            <text:p><text:s text:c="3"/>2,052 </text:p>
          </table:table-cell>
          <table:table-cell table:style-name="ce24" office:value-type="float" office:value="0.750195500508722" calcext:value-type="float">
            <text:p><text:s text:c="3"/>0.75 </text:p>
          </table:table-cell>
          <table:table-cell table:style-name="ce24" office:value-type="float" office:value="8.83" calcext:value-type="float">
            <text:p><text:s text:c="3"/>8.83 </text:p>
          </table:table-cell>
          <table:table-cell table:style-name="ce30" office:value-type="float" office:value="1272" calcext:value-type="float">
            <text:p><text:s text:c="3"/>1,272 </text:p>
          </table:table-cell>
          <table:table-cell table:style-name="ce24" office:value-type="float" office:value="0.465033468151605" calcext:value-type="float">
            <text:p><text:s text:c="3"/>0.47 </text:p>
          </table:table-cell>
          <table:table-cell table:style-name="ce24" office:value-type="float" office:value="5.48" calcext:value-type="float">
            <text:p><text:s text:c="3"/>5.48 </text:p>
          </table:table-cell>
          <table:table-cell table:style-name="ce30" office:value-type="float" office:value="846" calcext:value-type="float">
            <text:p><text:s text:c="3"/>846 </text:p>
          </table:table-cell>
          <table:table-cell table:style-name="ce24" office:value-type="float" office:value="0.309291127402719" calcext:value-type="float">
            <text:p><text:s text:c="3"/>0.31 </text:p>
          </table:table-cell>
          <table:table-cell table:style-name="ce24" office:value-type="float" office:value="3.64" calcext:value-type="float">
            <text:p><text:s text:c="3"/>3.64 </text:p>
          </table:table-cell>
          <table:table-cell table:style-name="ce30" office:value-type="float" office:value="547" calcext:value-type="float">
            <text:p><text:s text:c="3"/>547 </text:p>
          </table:table-cell>
          <table:table-cell table:style-name="ce24" office:value-type="float" office:value="0.199979014999157" calcext:value-type="float">
            <text:p><text:s text:c="3"/>0.20 </text:p>
          </table:table-cell>
          <table:table-cell table:style-name="ce39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4" office:value-type="float" office:value="0.00106096461842142" calcext:value-type="float">
            <text:p><text:s text:c="3"/>0.00 </text:p>
          </table:table-cell>
          <table:table-cell table:style-name="ce24" office:value-type="float" office:value="0.0124920027652845" calcext:value-type="float">
            <text:p><text:s text:c="3"/>0.01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4" office:value-type="float" office:value="0.0217497631397746" calcext:value-type="float">
            <text:p><text:s text:c="3"/>0.02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0" office:value-type="float" office:value="1168" calcext:value-type="float">
            <text:p><text:s text:c="3"/>1,168 </text:p>
          </table:table-cell>
          <table:table-cell table:style-name="ce24" office:value-type="float" office:value="0.619603008469676" calcext:value-type="float">
            <text:p><text:s text:c="3"/>0.62 </text:p>
          </table:table-cell>
          <table:table-cell table:style-name="ce24" office:value-type="float" office:value="7.3" calcext:value-type="float">
            <text:p><text:s text:c="3"/>7.30 </text:p>
          </table:table-cell>
          <table:table-cell table:style-name="ce30" office:value-type="float" office:value="1127" calcext:value-type="float">
            <text:p><text:s text:c="3"/>1,127 </text:p>
          </table:table-cell>
          <table:table-cell table:style-name="ce24" office:value-type="float" office:value="0.597853245329902" calcext:value-type="float">
            <text:p><text:s text:c="3"/>0.60 </text:p>
          </table:table-cell>
          <table:table-cell table:style-name="ce24" office:value-type="float" office:value="7.04" calcext:value-type="float">
            <text:p><text:s text:c="3"/>7.04 </text:p>
          </table:table-cell>
          <table:table-cell table:style-name="ce30" office:value-type="float" office:value="512" calcext:value-type="float">
            <text:p><text:s text:c="3"/>512 </text:p>
          </table:table-cell>
          <table:table-cell table:style-name="ce24" office:value-type="float" office:value="0.271606798233283" calcext:value-type="float">
            <text:p><text:s text:c="3"/>0.27 </text:p>
          </table:table-cell>
          <table:table-cell table:style-name="ce24" office:value-type="float" office:value="3.2" calcext:value-type="float">
            <text:p><text:s text:c="3"/>3.20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4" office:value-type="float" office:value="0.163918946590009" calcext:value-type="float">
            <text:p><text:s text:c="3"/>0.16 </text:p>
          </table:table-cell>
          <table:table-cell table:style-name="ce39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-328" calcext:value-type="float">
            <text:p><text:s/>－328 </text:p>
          </table:table-cell>
          <table:table-cell table:style-name="ce24" office:value-type="float" office:value="-0.118058824969154" calcext:value-type="float">
            <text:p><text:s/>－0.12 </text:p>
          </table:table-cell>
          <table:table-cell table:style-name="ce24" office:value-type="float" office:value="-1.39004745528197" calcext:value-type="float">
            <text:p><text:s/>－1.39 </text:p>
          </table:table-cell>
          <table:table-cell table:style-name="ce30" office:value-type="float" office:value="215" calcext:value-type="float">
            <text:p><text:s text:c="3"/>215 </text:p>
          </table:table-cell>
          <table:table-cell table:style-name="ce24" office:value-type="float" office:value="0.0773906883523774" calcext:value-type="float">
            <text:p><text:s text:c="3"/>0.08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30" office:value-type="float" office:value="1786" calcext:value-type="float">
            <text:p><text:s text:c="3"/>1,786 </text:p>
          </table:table-cell>
          <table:table-cell table:style-name="ce24" office:value-type="float" office:value="0.642882648359749" calcext:value-type="float">
            <text:p><text:s text:c="3"/>0.64 </text:p>
          </table:table-cell>
          <table:table-cell table:style-name="ce24" office:value-type="float" office:value="7.57" calcext:value-type="float">
            <text:p><text:s text:c="3"/>7.57 </text:p>
          </table:table-cell>
          <table:table-cell table:style-name="ce30" office:value-type="float" office:value="1571" calcext:value-type="float">
            <text:p><text:s text:c="3"/>1,571 </text:p>
          </table:table-cell>
          <table:table-cell table:style-name="ce24" office:value-type="float" office:value="0.565491960007372" calcext:value-type="float">
            <text:p><text:s text:c="3"/>0.57 </text:p>
          </table:table-cell>
          <table:table-cell table:style-name="ce24" office:value-type="float" office:value="6.66" calcext:value-type="float">
            <text:p><text:s text:c="3"/>6.66 </text:p>
          </table:table-cell>
          <table:table-cell table:style-name="ce30" office:value-type="float" office:value="831" calcext:value-type="float">
            <text:p><text:s text:c="3"/>831 </text:p>
          </table:table-cell>
          <table:table-cell table:style-name="ce24" office:value-type="float" office:value="0.299124009399189" calcext:value-type="float">
            <text:p><text:s text:c="3"/>0.30 </text:p>
          </table:table-cell>
          <table:table-cell table:style-name="ce24" office:value-type="float" office:value="3.52" calcext:value-type="float">
            <text:p><text:s text:c="3"/>3.52 </text:p>
          </table:table-cell>
          <table:table-cell table:style-name="ce30" office:value-type="float" office:value="555" calcext:value-type="float">
            <text:p><text:s text:c="3"/>555 </text:p>
          </table:table-cell>
          <table:table-cell table:style-name="ce24" office:value-type="float" office:value="0.199775962956137" calcext:value-type="float">
            <text:p><text:s text:c="3"/>0.20 </text:p>
          </table:table-cell>
          <table:table-cell table:style-name="ce39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2100" calcext:value-type="float">
            <text:p><text:s/>－2,100 </text:p>
          </table:table-cell>
          <table:table-cell table:style-name="ce24" office:value-type="float" office:value="-0.293191302158907" calcext:value-type="float">
            <text:p><text:s/>－0.29 </text:p>
          </table:table-cell>
          <table:table-cell table:style-name="ce24" office:value-type="float" office:value="-3.45209113832262" calcext:value-type="float">
            <text:p><text:s/>－3.45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4" office:value-type="float" office:value="0.00460796739904956" calcext:value-type="float">
            <text:p><text:s text:c="3"/>0.00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30" office:value-type="float" office:value="4811" calcext:value-type="float">
            <text:p><text:s text:c="3"/>4,811 </text:p>
          </table:table-cell>
          <table:table-cell table:style-name="ce24" office:value-type="float" office:value="0.671785792631134" calcext:value-type="float">
            <text:p><text:s text:c="3"/>0.67 </text:p>
          </table:table-cell>
          <table:table-cell table:style-name="ce24" office:value-type="float" office:value="7.91" calcext:value-type="float">
            <text:p><text:s text:c="3"/>7.91 </text:p>
          </table:table-cell>
          <table:table-cell table:style-name="ce30" office:value-type="float" office:value="4778" calcext:value-type="float">
            <text:p><text:s text:c="3"/>4,778 </text:p>
          </table:table-cell>
          <table:table-cell table:style-name="ce24" office:value-type="float" office:value="0.667177825232084" calcext:value-type="float">
            <text:p><text:s text:c="3"/>0.67 </text:p>
          </table:table-cell>
          <table:table-cell table:style-name="ce24" office:value-type="float" office:value="7.86" calcext:value-type="float">
            <text:p><text:s text:c="3"/>7.86 </text:p>
          </table:table-cell>
          <table:table-cell table:style-name="ce30" office:value-type="float" office:value="2006" calcext:value-type="float">
            <text:p><text:s text:c="3"/>2,006 </text:p>
          </table:table-cell>
          <table:table-cell table:style-name="ce24" office:value-type="float" office:value="0.280108563711922" calcext:value-type="float">
            <text:p><text:s text:c="3"/>0.28 </text:p>
          </table:table-cell>
          <table:table-cell table:style-name="ce24" office:value-type="float" office:value="3.3" calcext:value-type="float">
            <text:p><text:s text:c="3"/>3.30 </text:p>
          </table:table-cell>
          <table:table-cell table:style-name="ce30" office:value-type="float" office:value="1334" calcext:value-type="float">
            <text:p><text:s text:c="3"/>1,334 </text:p>
          </table:table-cell>
          <table:table-cell table:style-name="ce24" office:value-type="float" office:value="0.186273591222185" calcext:value-type="float">
            <text:p><text:s text:c="3"/>0.19 </text:p>
          </table:table-cell>
          <table:table-cell table:style-name="ce39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76" calcext:value-type="float">
            <text:p><text:s text:c="3"/>76 </text:p>
          </table:table-cell>
          <table:table-cell table:style-name="ce25" office:value-type="float" office:value="0.165830604037975" calcext:value-type="float">
            <text:p><text:s text:c="3"/>0.17 </text:p>
          </table:table-cell>
          <table:table-cell table:style-name="ce25" office:value-type="float" office:value="1.95252162818906" calcext:value-type="float">
            <text:p><text:s text:c="3"/>1.95 </text:p>
          </table:table-cell>
          <table:table-cell table:style-name="ce31" office:value-type="float" office:value="30" calcext:value-type="float">
            <text:p><text:s text:c="3"/>30 </text:p>
          </table:table-cell>
          <table:table-cell table:style-name="ce25" office:value-type="float" office:value="0.0654540218223709" calcext:value-type="float">
            <text:p><text:s text:c="3"/>0.07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31" office:value-type="float" office:value="295" calcext:value-type="float">
            <text:p><text:s text:c="3"/>295 </text:p>
          </table:table-cell>
          <table:table-cell table:style-name="ce25" office:value-type="float" office:value="0.643631214586647" calcext:value-type="float">
            <text:p><text:s text:c="3"/>0.64 </text:p>
          </table:table-cell>
          <table:table-cell table:style-name="ce25" office:value-type="float" office:value="7.58" calcext:value-type="float">
            <text:p><text:s text:c="3"/>7.58 </text:p>
          </table:table-cell>
          <table:table-cell table:style-name="ce31" office:value-type="float" office:value="265" calcext:value-type="float">
            <text:p><text:s text:c="3"/>265 </text:p>
          </table:table-cell>
          <table:table-cell table:style-name="ce25" office:value-type="float" office:value="0.578177192764276" calcext:value-type="float">
            <text:p><text:s text:c="3"/>0.58 </text:p>
          </table:table-cell>
          <table:table-cell table:style-name="ce25" office:value-type="float" office:value="6.81" calcext:value-type="float">
            <text:p><text:s text:c="3"/>6.81 </text:p>
          </table:table-cell>
          <table:table-cell table:style-name="ce31" office:value-type="float" office:value="149" calcext:value-type="float">
            <text:p><text:s text:c="3"/>149 </text:p>
          </table:table-cell>
          <table:table-cell table:style-name="ce25" office:value-type="float" office:value="0.325088308384442" calcext:value-type="float">
            <text:p><text:s text:c="3"/>0.33 </text:p>
          </table:table-cell>
          <table:table-cell table:style-name="ce25" office:value-type="float" office:value="3.83" calcext:value-type="float">
            <text:p><text:s text:c="3"/>3.83 </text:p>
          </table:table-cell>
          <table:table-cell table:style-name="ce31" office:value-type="float" office:value="71" calcext:value-type="float">
            <text:p><text:s text:c="3"/>71 </text:p>
          </table:table-cell>
          <table:table-cell table:style-name="ce25" office:value-type="float" office:value="0.154907851646278" calcext:value-type="float">
            <text:p><text:s text:c="3"/>0.15 </text:p>
          </table:table-cell>
          <table:table-cell table:style-name="ce40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573" calcext:value-type="float">
            <text:p><text:s text:c="3"/>573 </text:p>
          </table:table-cell>
          <table:table-cell table:style-name="ce25" office:value-type="float" office:value="1.06185834476113" calcext:value-type="float">
            <text:p><text:s text:c="3"/>1.06 </text:p>
          </table:table-cell>
          <table:table-cell table:style-name="ce25" office:value-type="float" office:value="12.5025256721875" calcext:value-type="float">
            <text:p><text:s text:c="3"/>12.50 </text:p>
          </table:table-cell>
          <table:table-cell table:style-name="ce31" office:value-type="float" office:value="204" calcext:value-type="float">
            <text:p><text:s text:c="3"/>204 </text:p>
          </table:table-cell>
          <table:table-cell table:style-name="ce25" office:value-type="float" office:value="0.377843200628257" calcext:value-type="float">
            <text:p><text:s text:c="3"/>0.38 </text:p>
          </table:table-cell>
          <table:table-cell table:style-name="ce25" office:value-type="float" office:value="4.45" calcext:value-type="float">
            <text:p><text:s text:c="3"/>4.45 </text:p>
          </table:table-cell>
          <table:table-cell table:style-name="ce31" office:value-type="float" office:value="469" calcext:value-type="float">
            <text:p><text:s text:c="3"/>469 </text:p>
          </table:table-cell>
          <table:table-cell table:style-name="ce25" office:value-type="float" office:value="0.868668926934571" calcext:value-type="float">
            <text:p><text:s text:c="3"/>0.87 </text:p>
          </table:table-cell>
          <table:table-cell table:style-name="ce25" office:value-type="float" office:value="10.23" calcext:value-type="float">
            <text:p><text:s text:c="3"/>10.23 </text:p>
          </table:table-cell>
          <table:table-cell table:style-name="ce31" office:value-type="float" office:value="265" calcext:value-type="float">
            <text:p><text:s text:c="3"/>265 </text:p>
          </table:table-cell>
          <table:table-cell table:style-name="ce25" office:value-type="float" office:value="0.490825726306314" calcext:value-type="float">
            <text:p><text:s text:c="3"/>0.49 </text:p>
          </table:table-cell>
          <table:table-cell table:style-name="ce25" office:value-type="float" office:value="5.78" calcext:value-type="float">
            <text:p><text:s text:c="3"/>5.78 </text:p>
          </table:table-cell>
          <table:table-cell table:style-name="ce31" office:value-type="float" office:value="158" calcext:value-type="float">
            <text:p><text:s text:c="3"/>158 </text:p>
          </table:table-cell>
          <table:table-cell table:style-name="ce25" office:value-type="float" office:value="0.292643263231689" calcext:value-type="float">
            <text:p><text:s text:c="3"/>0.29 </text:p>
          </table:table-cell>
          <table:table-cell table:style-name="ce25" office:value-type="float" office:value="3.45" calcext:value-type="float">
            <text:p><text:s text:c="3"/>3.45 </text:p>
          </table:table-cell>
          <table:table-cell table:style-name="ce31" office:value-type="float" office:value="121" calcext:value-type="float">
            <text:p><text:s text:c="3"/>121 </text:p>
          </table:table-cell>
          <table:table-cell table:style-name="ce25" office:value-type="float" office:value="0.224112878804015" calcext:value-type="float">
            <text:p><text:s text:c="3"/>0.22 </text:p>
          </table:table-cell>
          <table:table-cell table:style-name="ce40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445" calcext:value-type="float">
            <text:p><text:s/>－445 </text:p>
          </table:table-cell>
          <table:table-cell table:style-name="ce25" office:value-type="float" office:value="-0.787192641075535" calcext:value-type="float">
            <text:p><text:s/>－0.79 </text:p>
          </table:table-cell>
          <table:table-cell table:style-name="ce25" office:value-type="float" office:value="-9.26855851588937" calcext:value-type="float">
            <text:p><text:s/>－9.27 </text:p>
          </table:table-cell>
          <table:table-cell table:style-name="ce31" office:value-type="float" office:value="85" calcext:value-type="float">
            <text:p><text:s text:c="3"/>85 </text:p>
          </table:table-cell>
          <table:table-cell table:style-name="ce25" office:value-type="float" office:value="0.150421844791201" calcext:value-type="float">
            <text:p><text:s text:c="3"/>0.15 </text:p>
          </table:table-cell>
          <table:table-cell table:style-name="ce25" office:value-type="float" office:value="1.77" calcext:value-type="float">
            <text:p><text:s text:c="3"/>1.77 </text:p>
          </table:table-cell>
          <table:table-cell table:style-name="ce31" office:value-type="float" office:value="429" calcext:value-type="float">
            <text:p><text:s text:c="3"/>429 </text:p>
          </table:table-cell>
          <table:table-cell table:style-name="ce25" office:value-type="float" office:value="0.759187899005004" calcext:value-type="float">
            <text:p><text:s text:c="3"/>0.76 </text:p>
          </table:table-cell>
          <table:table-cell table:style-name="ce25" office:value-type="float" office:value="8.94" calcext:value-type="float">
            <text:p><text:s text:c="3"/>8.94 </text:p>
          </table:table-cell>
          <table:table-cell table:style-name="ce31" office:value-type="float" office:value="344" calcext:value-type="float">
            <text:p><text:s text:c="3"/>344 </text:p>
          </table:table-cell>
          <table:table-cell table:style-name="ce25" office:value-type="float" office:value="0.608766054213803" calcext:value-type="float">
            <text:p><text:s text:c="3"/>0.61 </text:p>
          </table:table-cell>
          <table:table-cell table:style-name="ce25" office:value-type="float" office:value="7.17" calcext:value-type="float">
            <text:p><text:s text:c="3"/>7.17 </text:p>
          </table:table-cell>
          <table:table-cell table:style-name="ce31" office:value-type="float" office:value="147" calcext:value-type="float">
            <text:p><text:s text:c="3"/>147 </text:p>
          </table:table-cell>
          <table:table-cell table:style-name="ce25" office:value-type="float" office:value="0.260141308050666" calcext:value-type="float">
            <text:p><text:s text:c="3"/>0.26 </text:p>
          </table:table-cell>
          <table:table-cell table:style-name="ce25" office:value-type="float" office:value="3.06" calcext:value-type="float">
            <text:p><text:s text:c="3"/>3.06 </text:p>
          </table:table-cell>
          <table:table-cell table:style-name="ce31" office:value-type="float" office:value="111" calcext:value-type="float">
            <text:p><text:s text:c="3"/>111 </text:p>
          </table:table-cell>
          <table:table-cell table:style-name="ce25" office:value-type="float" office:value="0.196433232609686" calcext:value-type="float">
            <text:p><text:s text:c="3"/>0.20 </text:p>
          </table:table-cell>
          <table:table-cell table:style-name="ce40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401" calcext:value-type="float">
            <text:p><text:s/>－401 </text:p>
          </table:table-cell>
          <table:table-cell table:style-name="ce25" office:value-type="float" office:value="-0.311110766294523" calcext:value-type="float">
            <text:p><text:s/>－0.31 </text:p>
          </table:table-cell>
          <table:table-cell table:style-name="ce25" office:value-type="float" office:value="-3.66307837733874" calcext:value-type="float">
            <text:p><text:s/>－3.66 </text:p>
          </table:table-cell>
          <table:table-cell table:style-name="ce31" office:value-type="float" office:value="255" calcext:value-type="float">
            <text:p><text:s text:c="3"/>255 </text:p>
          </table:table-cell>
          <table:table-cell table:style-name="ce25" office:value-type="float" office:value="0.197869296853995" calcext:value-type="float">
            <text:p><text:s text:c="3"/>0.20 </text:p>
          </table:table-cell>
          <table:table-cell table:style-name="ce25" office:value-type="float" office:value="2.33" calcext:value-type="float">
            <text:p><text:s text:c="3"/>2.33 </text:p>
          </table:table-cell>
          <table:table-cell table:style-name="ce31" office:value-type="float" office:value="1057" calcext:value-type="float">
            <text:p><text:s text:c="3"/>1,057 </text:p>
          </table:table-cell>
          <table:table-cell table:style-name="ce25" office:value-type="float" office:value="0.82018763441048" calcext:value-type="float">
            <text:p><text:s text:c="3"/>0.82 </text:p>
          </table:table-cell>
          <table:table-cell table:style-name="ce25" office:value-type="float" office:value="9.66" calcext:value-type="float">
            <text:p><text:s text:c="3"/>9.66 </text:p>
          </table:table-cell>
          <table:table-cell table:style-name="ce31" office:value-type="float" office:value="802" calcext:value-type="float">
            <text:p><text:s text:c="3"/>802 </text:p>
          </table:table-cell>
          <table:table-cell table:style-name="ce25" office:value-type="float" office:value="0.622318337556485" calcext:value-type="float">
            <text:p><text:s text:c="3"/>0.62 </text:p>
          </table:table-cell>
          <table:table-cell table:style-name="ce25" office:value-type="float" office:value="7.33" calcext:value-type="float">
            <text:p><text:s text:c="3"/>7.33 </text:p>
          </table:table-cell>
          <table:table-cell table:style-name="ce31" office:value-type="float" office:value="351" calcext:value-type="float">
            <text:p><text:s text:c="3"/>351 </text:p>
          </table:table-cell>
          <table:table-cell table:style-name="ce25" office:value-type="float" office:value="0.272361267434322" calcext:value-type="float">
            <text:p><text:s text:c="3"/>0.27 </text:p>
          </table:table-cell>
          <table:table-cell table:style-name="ce25" office:value-type="float" office:value="3.21" calcext:value-type="float">
            <text:p><text:s text:c="3"/>3.21 </text:p>
          </table:table-cell>
          <table:table-cell table:style-name="ce31" office:value-type="float" office:value="182" calcext:value-type="float">
            <text:p><text:s text:c="3"/>182 </text:p>
          </table:table-cell>
          <table:table-cell table:style-name="ce25" office:value-type="float" office:value="0.141224360891871" calcext:value-type="float">
            <text:p><text:s text:c="3"/>0.14 </text:p>
          </table:table-cell>
          <table:table-cell table:style-name="ce40" office:value-type="float" office:value="1.66" calcext:value-type="float">
            <text:p><text:s text:c="3"/>1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428" calcext:value-type="float">
            <text:p><text:s/>－428 </text:p>
          </table:table-cell>
          <table:table-cell table:style-name="ce25" office:value-type="float" office:value="-0.837475051853011" calcext:value-type="float">
            <text:p><text:s/>－0.84 </text:p>
          </table:table-cell>
          <table:table-cell table:style-name="ce25" office:value-type="float" office:value="-9.86059335246288" calcext:value-type="float">
            <text:p><text:s/>－9.86 </text:p>
          </table:table-cell>
          <table:table-cell table:style-name="ce31" office:value-type="float" office:value="-103" calcext:value-type="float">
            <text:p><text:s/>－103 </text:p>
          </table:table-cell>
          <table:table-cell table:style-name="ce25" office:value-type="float" office:value="-0.20162632182693" calcext:value-type="float">
            <text:p><text:s/>－0.20 </text:p>
          </table:table-cell>
          <table:table-cell table:style-name="ce25" office:value-type="float" office:value="-2.37" calcext:value-type="float">
            <text:p><text:s/>－2.37 </text:p>
          </table:table-cell>
          <table:table-cell table:style-name="ce31" office:value-type="float" office:value="289" calcext:value-type="float">
            <text:p><text:s text:c="3"/>289 </text:p>
          </table:table-cell>
          <table:table-cell table:style-name="ce25" office:value-type="float" office:value="0.565728223378474" calcext:value-type="float">
            <text:p><text:s text:c="3"/>0.57 </text:p>
          </table:table-cell>
          <table:table-cell table:style-name="ce25" office:value-type="float" office:value="6.66" calcext:value-type="float">
            <text:p><text:s text:c="3"/>6.66 </text:p>
          </table:table-cell>
          <table:table-cell table:style-name="ce31" office:value-type="float" office:value="392" calcext:value-type="float">
            <text:p><text:s text:c="3"/>392 </text:p>
          </table:table-cell>
          <table:table-cell table:style-name="ce25" office:value-type="float" office:value="0.767354545205404" calcext:value-type="float">
            <text:p><text:s text:c="3"/>0.77 </text:p>
          </table:table-cell>
          <table:table-cell table:style-name="ce25" office:value-type="float" office:value="9.03" calcext:value-type="float">
            <text:p><text:s text:c="3"/>9.03 </text:p>
          </table:table-cell>
          <table:table-cell table:style-name="ce31" office:value-type="float" office:value="126" calcext:value-type="float">
            <text:p><text:s text:c="3"/>126 </text:p>
          </table:table-cell>
          <table:table-cell table:style-name="ce25" office:value-type="float" office:value="0.246649675244594" calcext:value-type="float">
            <text:p><text:s text:c="3"/>0.25 </text:p>
          </table:table-cell>
          <table:table-cell table:style-name="ce25" office:value-type="float" office:value="2.9" calcext:value-type="float">
            <text:p><text:s text:c="3"/>2.90 </text:p>
          </table:table-cell>
          <table:table-cell table:style-name="ce31" office:value-type="float" office:value="102" calcext:value-type="float">
            <text:p><text:s text:c="3"/>102 </text:p>
          </table:table-cell>
          <table:table-cell table:style-name="ce25" office:value-type="float" office:value="0.199668784721814" calcext:value-type="float">
            <text:p><text:s text:c="3"/>0.20 </text:p>
          </table:table-cell>
          <table:table-cell table:style-name="ce40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434" calcext:value-type="float">
            <text:p><text:s/>－434 </text:p>
          </table:table-cell>
          <table:table-cell table:style-name="ce25" office:value-type="float" office:value="-0.618868355007985" calcext:value-type="float">
            <text:p><text:s/>－0.62 </text:p>
          </table:table-cell>
          <table:table-cell table:style-name="ce25" office:value-type="float" office:value="-7.28667579283596" calcext:value-type="float">
            <text:p><text:s/>－7.29 </text:p>
          </table:table-cell>
          <table:table-cell table:style-name="ce31" office:value-type="float" office:value="-130" calcext:value-type="float">
            <text:p><text:s/>－130 </text:p>
          </table:table-cell>
          <table:table-cell table:style-name="ce25" office:value-type="float" office:value="-0.185432692924887" calcext:value-type="float">
            <text:p><text:s/>－0.19 </text:p>
          </table:table-cell>
          <table:table-cell table:style-name="ce25" office:value-type="float" office:value="-2.18" calcext:value-type="float">
            <text:p><text:s/>－2.18 </text:p>
          </table:table-cell>
          <table:table-cell table:style-name="ce31" office:value-type="float" office:value="406" calcext:value-type="float">
            <text:p><text:s text:c="3"/>406 </text:p>
          </table:table-cell>
          <table:table-cell table:style-name="ce25" office:value-type="float" office:value="0.579120564057724" calcext:value-type="float">
            <text:p><text:s text:c="3"/>0.58 </text:p>
          </table:table-cell>
          <table:table-cell table:style-name="ce25" office:value-type="float" office:value="6.82" calcext:value-type="float">
            <text:p><text:s text:c="3"/>6.82 </text:p>
          </table:table-cell>
          <table:table-cell table:style-name="ce31" office:value-type="float" office:value="536" calcext:value-type="float">
            <text:p><text:s text:c="3"/>536 </text:p>
          </table:table-cell>
          <table:table-cell table:style-name="ce25" office:value-type="float" office:value="0.764553256982611" calcext:value-type="float">
            <text:p><text:s text:c="3"/>0.76 </text:p>
          </table:table-cell>
          <table:table-cell table:style-name="ce25" office:value-type="float" office:value="9" calcext:value-type="float">
            <text:p><text:s text:c="3"/>9.00 </text:p>
          </table:table-cell>
          <table:table-cell table:style-name="ce31" office:value-type="float" office:value="164" calcext:value-type="float">
            <text:p><text:s text:c="3"/>164 </text:p>
          </table:table-cell>
          <table:table-cell table:style-name="ce25" office:value-type="float" office:value="0.233930474151396" calcext:value-type="float">
            <text:p><text:s text:c="3"/>0.23 </text:p>
          </table:table-cell>
          <table:table-cell table:style-name="ce25" office:value-type="float" office:value="2.75" calcext:value-type="float">
            <text:p><text:s text:c="3"/>2.75 </text:p>
          </table:table-cell>
          <table:table-cell table:style-name="ce31" office:value-type="float" office:value="127" calcext:value-type="float">
            <text:p><text:s text:c="3"/>127 </text:p>
          </table:table-cell>
          <table:table-cell table:style-name="ce25" office:value-type="float" office:value="0.181153476934313" calcext:value-type="float">
            <text:p><text:s text:c="3"/>0.18 </text:p>
          </table:table-cell>
          <table:table-cell table:style-name="ce40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276" calcext:value-type="float">
            <text:p><text:s/>－276 </text:p>
          </table:table-cell>
          <table:table-cell table:style-name="ce25" office:value-type="float" office:value="-0.529561423369008" calcext:value-type="float">
            <text:p><text:s/>－0.53 </text:p>
          </table:table-cell>
          <table:table-cell table:style-name="ce25" office:value-type="float" office:value="-6.23515869450607" calcext:value-type="float">
            <text:p><text:s/>－6.24 </text:p>
          </table:table-cell>
          <table:table-cell table:style-name="ce31" office:value-type="float" office:value="-182" calcext:value-type="float">
            <text:p><text:s/>－182 </text:p>
          </table:table-cell>
          <table:table-cell table:style-name="ce25" office:value-type="float" office:value="-0.349296034146566" calcext:value-type="float">
            <text:p><text:s/>－0.35 </text:p>
          </table:table-cell>
          <table:table-cell table:style-name="ce25" office:value-type="float" office:value="-4.11" calcext:value-type="float">
            <text:p><text:s/>－4.11 </text:p>
          </table:table-cell>
          <table:table-cell table:style-name="ce31" office:value-type="float" office:value="247" calcext:value-type="float">
            <text:p><text:s text:c="3"/>247 </text:p>
          </table:table-cell>
          <table:table-cell table:style-name="ce25" office:value-type="float" office:value="0.47404461777034" calcext:value-type="float">
            <text:p><text:s text:c="3"/>0.47 </text:p>
          </table:table-cell>
          <table:table-cell table:style-name="ce25" office:value-type="float" office:value="5.58" calcext:value-type="float">
            <text:p><text:s text:c="3"/>5.58 </text:p>
          </table:table-cell>
          <table:table-cell table:style-name="ce31" office:value-type="float" office:value="429" calcext:value-type="float">
            <text:p><text:s text:c="3"/>429 </text:p>
          </table:table-cell>
          <table:table-cell table:style-name="ce25" office:value-type="float" office:value="0.823340651916906" calcext:value-type="float">
            <text:p><text:s text:c="3"/>0.82 </text:p>
          </table:table-cell>
          <table:table-cell table:style-name="ce25" office:value-type="float" office:value="9.69" calcext:value-type="float">
            <text:p><text:s text:c="3"/>9.69 </text:p>
          </table:table-cell>
          <table:table-cell table:style-name="ce31" office:value-type="float" office:value="128" calcext:value-type="float">
            <text:p><text:s text:c="3"/>128 </text:p>
          </table:table-cell>
          <table:table-cell table:style-name="ce25" office:value-type="float" office:value="0.245658749289893" calcext:value-type="float">
            <text:p><text:s text:c="3"/>0.25 </text:p>
          </table:table-cell>
          <table:table-cell table:style-name="ce25" office:value-type="float" office:value="2.89" calcext:value-type="float">
            <text:p><text:s text:c="3"/>2.89 </text:p>
          </table:table-cell>
          <table:table-cell table:style-name="ce31" office:value-type="float" office:value="95" calcext:value-type="float">
            <text:p><text:s text:c="3"/>95 </text:p>
          </table:table-cell>
          <table:table-cell table:style-name="ce25" office:value-type="float" office:value="0.182324852988592" calcext:value-type="float">
            <text:p><text:s text:c="3"/>0.18 </text:p>
          </table:table-cell>
          <table:table-cell table:style-name="ce40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546" calcext:value-type="float">
            <text:p><text:s/>－546 </text:p>
          </table:table-cell>
          <table:table-cell table:style-name="ce25" office:value-type="float" office:value="-0.647286022178438" calcext:value-type="float">
            <text:p><text:s/>－0.65 </text:p>
          </table:table-cell>
          <table:table-cell table:style-name="ce25" office:value-type="float" office:value="-7.62127090629451" calcext:value-type="float">
            <text:p><text:s/>－7.62 </text:p>
          </table:table-cell>
          <table:table-cell table:style-name="ce31" office:value-type="float" office:value="-244" calcext:value-type="float">
            <text:p><text:s/>－244 </text:p>
          </table:table-cell>
          <table:table-cell table:style-name="ce25" office:value-type="float" office:value="-0.289356998941001" calcext:value-type="float">
            <text:p><text:s/>－0.29 </text:p>
          </table:table-cell>
          <table:table-cell table:style-name="ce25" office:value-type="float" office:value="-3.41" calcext:value-type="float">
            <text:p><text:s/>－3.41 </text:p>
          </table:table-cell>
          <table:table-cell table:style-name="ce31" office:value-type="float" office:value="434" calcext:value-type="float">
            <text:p><text:s text:c="3"/>434 </text:p>
          </table:table-cell>
          <table:table-cell table:style-name="ce25" office:value-type="float" office:value="0.514675973526206" calcext:value-type="float">
            <text:p><text:s text:c="3"/>0.51 </text:p>
          </table:table-cell>
          <table:table-cell table:style-name="ce25" office:value-type="float" office:value="6.06" calcext:value-type="float">
            <text:p><text:s text:c="3"/>6.06 </text:p>
          </table:table-cell>
          <table:table-cell table:style-name="ce31" office:value-type="float" office:value="678" calcext:value-type="float">
            <text:p><text:s text:c="3"/>678 </text:p>
          </table:table-cell>
          <table:table-cell table:style-name="ce25" office:value-type="float" office:value="0.804032972467207" calcext:value-type="float">
            <text:p><text:s text:c="3"/>0.80 </text:p>
          </table:table-cell>
          <table:table-cell table:style-name="ce25" office:value-type="float" office:value="9.47" calcext:value-type="float">
            <text:p><text:s text:c="3"/>9.47 </text:p>
          </table:table-cell>
          <table:table-cell table:style-name="ce31" office:value-type="float" office:value="245" calcext:value-type="float">
            <text:p><text:s text:c="3"/>245 </text:p>
          </table:table-cell>
          <table:table-cell table:style-name="ce25" office:value-type="float" office:value="0.290542888280923" calcext:value-type="float">
            <text:p><text:s text:c="3"/>0.29 </text:p>
          </table:table-cell>
          <table:table-cell table:style-name="ce25" office:value-type="float" office:value="3.42" calcext:value-type="float">
            <text:p><text:s text:c="3"/>3.42 </text:p>
          </table:table-cell>
          <table:table-cell table:style-name="ce31" office:value-type="float" office:value="154" calcext:value-type="float">
            <text:p><text:s text:c="3"/>154 </text:p>
          </table:table-cell>
          <table:table-cell table:style-name="ce25" office:value-type="float" office:value="0.182626958348009" calcext:value-type="float">
            <text:p><text:s text:c="3"/>0.18 </text:p>
          </table:table-cell>
          <table:table-cell table:style-name="ce40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58" calcext:value-type="float">
            <text:p><text:s/>－58 </text:p>
          </table:table-cell>
          <table:table-cell table:style-name="ce25" office:value-type="float" office:value="-0.260060531330568" calcext:value-type="float">
            <text:p><text:s/>－0.26 </text:p>
          </table:table-cell>
          <table:table-cell table:style-name="ce25" office:value-type="float" office:value="-3.0620030301825" calcext:value-type="float">
            <text:p><text:s/>－3.06 </text:p>
          </table:table-cell>
          <table:table-cell table:style-name="ce31" office:value-type="float" office:value="-61" calcext:value-type="float">
            <text:p><text:s/>－61 </text:p>
          </table:table-cell>
          <table:table-cell table:style-name="ce25" office:value-type="float" office:value="-0.273547507578611" calcext:value-type="float">
            <text:p><text:s/>－0.27 </text:p>
          </table:table-cell>
          <table:table-cell table:style-name="ce25" office:value-type="float" office:value="-3.22" calcext:value-type="float">
            <text:p><text:s/>－3.22 </text:p>
          </table:table-cell>
          <table:table-cell table:style-name="ce31" office:value-type="float" office:value="124" calcext:value-type="float">
            <text:p><text:s text:c="3"/>124 </text:p>
          </table:table-cell>
          <table:table-cell table:style-name="ce25" office:value-type="float" office:value="0.556063785897505" calcext:value-type="float">
            <text:p><text:s text:c="3"/>0.56 </text:p>
          </table:table-cell>
          <table:table-cell table:style-name="ce25" office:value-type="float" office:value="6.55" calcext:value-type="float">
            <text:p><text:s text:c="3"/>6.55 </text:p>
          </table:table-cell>
          <table:table-cell table:style-name="ce31" office:value-type="float" office:value="185" calcext:value-type="float">
            <text:p><text:s text:c="3"/>185 </text:p>
          </table:table-cell>
          <table:table-cell table:style-name="ce25" office:value-type="float" office:value="0.829611293476116" calcext:value-type="float">
            <text:p><text:s text:c="3"/>0.83 </text:p>
          </table:table-cell>
          <table:table-cell table:style-name="ce25" office:value-type="float" office:value="9.77" calcext:value-type="float">
            <text:p><text:s text:c="3"/>9.77 </text:p>
          </table:table-cell>
          <table:table-cell table:style-name="ce31" office:value-type="float" office:value="69" calcext:value-type="float">
            <text:p><text:s text:c="3"/>69 </text:p>
          </table:table-cell>
          <table:table-cell table:style-name="ce25" office:value-type="float" office:value="0.309422590539741" calcext:value-type="float">
            <text:p><text:s text:c="3"/>0.31 </text:p>
          </table:table-cell>
          <table:table-cell table:style-name="ce25" office:value-type="float" office:value="3.64" calcext:value-type="float">
            <text:p><text:s text:c="3"/>3.64 </text:p>
          </table:table-cell>
          <table:table-cell table:style-name="ce31" office:value-type="float" office:value="68" calcext:value-type="float">
            <text:p><text:s text:c="3"/>68 </text:p>
          </table:table-cell>
          <table:table-cell table:style-name="ce25" office:value-type="float" office:value="0.304938205169599" calcext:value-type="float">
            <text:p><text:s text:c="3"/>0.30 </text:p>
          </table:table-cell>
          <table:table-cell table:style-name="ce40" office:value-type="float" office:value="3.59" calcext:value-type="float">
            <text:p><text:s text:c="3"/>3.5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151" calcext:value-type="float">
            <text:p><text:s/>－151 </text:p>
          </table:table-cell>
          <table:table-cell table:style-name="ce25" office:value-type="float" office:value="-0.454487993691345" calcext:value-type="float">
            <text:p><text:s/>－0.45 </text:p>
          </table:table-cell>
          <table:table-cell table:style-name="ce25" office:value-type="float" office:value="-5.35122960314004" calcext:value-type="float">
            <text:p><text:s/>－5.35 </text:p>
          </table:table-cell>
          <table:table-cell table:style-name="ce31" office:value-type="float" office:value="-53" calcext:value-type="float">
            <text:p><text:s/>－53 </text:p>
          </table:table-cell>
          <table:table-cell table:style-name="ce25" office:value-type="float" office:value="-0.159558534650544" calcext:value-type="float">
            <text:p><text:s/>－0.16 </text:p>
          </table:table-cell>
          <table:table-cell table:style-name="ce25" office:value-type="float" office:value="-1.88" calcext:value-type="float">
            <text:p><text:s/>－1.88 </text:p>
          </table:table-cell>
          <table:table-cell table:style-name="ce31" office:value-type="float" office:value="216" calcext:value-type="float">
            <text:p><text:s text:c="3"/>216 </text:p>
          </table:table-cell>
          <table:table-cell table:style-name="ce25" office:value-type="float" office:value="0.650276292160709" calcext:value-type="float">
            <text:p><text:s text:c="3"/>0.65 </text:p>
          </table:table-cell>
          <table:table-cell table:style-name="ce25" office:value-type="float" office:value="7.66" calcext:value-type="float">
            <text:p><text:s text:c="3"/>7.66 </text:p>
          </table:table-cell>
          <table:table-cell table:style-name="ce31" office:value-type="float" office:value="269" calcext:value-type="float">
            <text:p><text:s text:c="3"/>269 </text:p>
          </table:table-cell>
          <table:table-cell table:style-name="ce25" office:value-type="float" office:value="0.809834826811253" calcext:value-type="float">
            <text:p><text:s text:c="3"/>0.81 </text:p>
          </table:table-cell>
          <table:table-cell table:style-name="ce25" office:value-type="float" office:value="9.54" calcext:value-type="float">
            <text:p><text:s text:c="3"/>9.54 </text:p>
          </table:table-cell>
          <table:table-cell table:style-name="ce31" office:value-type="float" office:value="123" calcext:value-type="float">
            <text:p><text:s text:c="3"/>123 </text:p>
          </table:table-cell>
          <table:table-cell table:style-name="ce25" office:value-type="float" office:value="0.370296221924848" calcext:value-type="float">
            <text:p><text:s text:c="3"/>0.37 </text:p>
          </table:table-cell>
          <table:table-cell table:style-name="ce25" office:value-type="float" office:value="4.36" calcext:value-type="float">
            <text:p><text:s text:c="3"/>4.36 </text:p>
          </table:table-cell>
          <table:table-cell table:style-name="ce31" office:value-type="float" office:value="72" calcext:value-type="float">
            <text:p><text:s text:c="3"/>72 </text:p>
          </table:table-cell>
          <table:table-cell table:style-name="ce25" office:value-type="float" office:value="0.21675876405357" calcext:value-type="float">
            <text:p><text:s text:c="3"/>0.22 </text:p>
          </table:table-cell>
          <table:table-cell table:style-name="ce40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-43" calcext:value-type="float">
            <text:p><text:s/>－43 </text:p>
          </table:table-cell>
          <table:table-cell table:style-name="ce25" office:value-type="float" office:value="-0.422492311622469" calcext:value-type="float">
            <text:p><text:s/>－0.42 </text:p>
          </table:table-cell>
          <table:table-cell table:style-name="ce25" office:value-type="float" office:value="-4.97450624974842" calcext:value-type="float">
            <text:p><text:s/>－4.97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0196549572258993" calcext:value-type="float">
            <text:p><text:s text:c="3"/>0.02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31" office:value-type="float" office:value="69" calcext:value-type="float">
            <text:p><text:s text:c="3"/>69 </text:p>
          </table:table-cell>
          <table:table-cell table:style-name="ce25" office:value-type="float" office:value="0.678096024293527" calcext:value-type="float">
            <text:p><text:s text:c="3"/>0.68 </text:p>
          </table:table-cell>
          <table:table-cell table:style-name="ce25" office:value-type="float" office:value="7.98" calcext:value-type="float">
            <text:p><text:s text:c="3"/>7.98 </text:p>
          </table:table-cell>
          <table:table-cell table:style-name="ce31" office:value-type="float" office:value="67" calcext:value-type="float">
            <text:p><text:s text:c="3"/>67 </text:p>
          </table:table-cell>
          <table:table-cell table:style-name="ce25" office:value-type="float" office:value="0.658441067067628" calcext:value-type="float">
            <text:p><text:s text:c="3"/>0.66 </text:p>
          </table:table-cell>
          <table:table-cell table:style-name="ce25" office:value-type="float" office:value="7.75" calcext:value-type="float">
            <text:p><text:s text:c="3"/>7.75 </text:p>
          </table:table-cell>
          <table:table-cell table:style-name="ce31" office:value-type="float" office:value="27" calcext:value-type="float">
            <text:p><text:s text:c="3"/>27 </text:p>
          </table:table-cell>
          <table:table-cell table:style-name="ce25" office:value-type="float" office:value="0.265341922549641" calcext:value-type="float">
            <text:p><text:s text:c="3"/>0.27 </text:p>
          </table:table-cell>
          <table:table-cell table:style-name="ce25" office:value-type="float" office:value="3.12" calcext:value-type="float">
            <text:p><text:s text:c="3"/>3.12 </text:p>
          </table:table-cell>
          <table:table-cell table:style-name="ce31" office:value-type="float" office:value="19" calcext:value-type="float">
            <text:p><text:s text:c="3"/>19 </text:p>
          </table:table-cell>
          <table:table-cell table:style-name="ce25" office:value-type="float" office:value="0.186722093646044" calcext:value-type="float">
            <text:p><text:s text:c="3"/>0.19 </text:p>
          </table:table-cell>
          <table:table-cell table:style-name="ce40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16" calcext:value-type="float">
            <text:p><text:s/>－16 </text:p>
          </table:table-cell>
          <table:table-cell table:style-name="ce25" office:value-type="float" office:value="-0.0429391873758789" calcext:value-type="float">
            <text:p><text:s/>－0.04 </text:p>
          </table:table-cell>
          <table:table-cell table:style-name="ce25" office:value-type="float" office:value="-0.505574302974058" calcext:value-type="float">
            <text:p><text:s/>－0.51 </text:p>
          </table:table-cell>
          <table:table-cell table:style-name="ce31" office:value-type="float" office:value="-7" calcext:value-type="float">
            <text:p><text:s/>－7 </text:p>
          </table:table-cell>
          <table:table-cell table:style-name="ce25" office:value-type="float" office:value="-0.0187862978111279" calcext:value-type="float">
            <text:p><text:s/>－0.02 </text:p>
          </table:table-cell>
          <table:table-cell table:style-name="ce25" office:value-type="float" office:value="-0.22" calcext:value-type="float">
            <text:p><text:s/>－0.22 </text:p>
          </table:table-cell>
          <table:table-cell table:style-name="ce31" office:value-type="float" office:value="184" calcext:value-type="float">
            <text:p><text:s text:c="3"/>184 </text:p>
          </table:table-cell>
          <table:table-cell table:style-name="ce25" office:value-type="float" office:value="0.493811256749648" calcext:value-type="float">
            <text:p><text:s text:c="3"/>0.49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31" office:value-type="float" office:value="191" calcext:value-type="float">
            <text:p><text:s text:c="3"/>191 </text:p>
          </table:table-cell>
          <table:table-cell table:style-name="ce25" office:value-type="float" office:value="0.512597554560776" calcext:value-type="float">
            <text:p><text:s text:c="3"/>0.51 </text:p>
          </table:table-cell>
          <table:table-cell table:style-name="ce25" office:value-type="float" office:value="6.04" calcext:value-type="float">
            <text:p><text:s text:c="3"/>6.04 </text:p>
          </table:table-cell>
          <table:table-cell table:style-name="ce31" office:value-type="float" office:value="109" calcext:value-type="float">
            <text:p><text:s text:c="3"/>109 </text:p>
          </table:table-cell>
          <table:table-cell table:style-name="ce25" office:value-type="float" office:value="0.292529494487563" calcext:value-type="float">
            <text:p><text:s text:c="3"/>0.29 </text:p>
          </table:table-cell>
          <table:table-cell table:style-name="ce25" office:value-type="float" office:value="3.44" calcext:value-type="float">
            <text:p><text:s text:c="3"/>3.44 </text:p>
          </table:table-cell>
          <table:table-cell table:style-name="ce31" office:value-type="float" office:value="80" calcext:value-type="float">
            <text:p><text:s text:c="3"/>80 </text:p>
          </table:table-cell>
          <table:table-cell table:style-name="ce25" office:value-type="float" office:value="0.214700546412891" calcext:value-type="float">
            <text:p><text:s text:c="3"/>0.21 </text:p>
          </table:table-cell>
          <table:table-cell table:style-name="ce40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125" calcext:value-type="float">
            <text:p><text:s text:c="3"/>125 </text:p>
          </table:table-cell>
          <table:table-cell table:style-name="ce25" office:value-type="float" office:value="0.28870627254796" calcext:value-type="float">
            <text:p><text:s text:c="3"/>0.29 </text:p>
          </table:table-cell>
          <table:table-cell table:style-name="ce25" office:value-type="float" office:value="3.39928353161308" calcext:value-type="float">
            <text:p><text:s text:c="3"/>3.40 </text:p>
          </table:table-cell>
          <table:table-cell table:style-name="ce31" office:value-type="float" office:value="216" calcext:value-type="float">
            <text:p><text:s text:c="3"/>216 </text:p>
          </table:table-cell>
          <table:table-cell table:style-name="ce25" office:value-type="float" office:value="0.49881243382364" calcext:value-type="float">
            <text:p><text:s text:c="3"/>0.50 </text:p>
          </table:table-cell>
          <table:table-cell table:style-name="ce25" office:value-type="float" office:value="5.87" calcext:value-type="float">
            <text:p><text:s text:c="3"/>5.87 </text:p>
          </table:table-cell>
          <table:table-cell table:style-name="ce31" office:value-type="float" office:value="407" calcext:value-type="float">
            <text:p><text:s text:c="3"/>407 </text:p>
          </table:table-cell>
          <table:table-cell table:style-name="ce25" office:value-type="float" office:value="0.93989194706584" calcext:value-type="float">
            <text:p><text:s text:c="3"/>0.94 </text:p>
          </table:table-cell>
          <table:table-cell table:style-name="ce25" office:value-type="float" office:value="11.07" calcext:value-type="float">
            <text:p><text:s text:c="3"/>11.07 </text:p>
          </table:table-cell>
          <table:table-cell table:style-name="ce31" office:value-type="float" office:value="191" calcext:value-type="float">
            <text:p><text:s text:c="3"/>191 </text:p>
          </table:table-cell>
          <table:table-cell table:style-name="ce25" office:value-type="float" office:value="0.4410795132422" calcext:value-type="float">
            <text:p><text:s text:c="3"/>0.44 </text:p>
          </table:table-cell>
          <table:table-cell table:style-name="ce25" office:value-type="float" office:value="5.19" calcext:value-type="float">
            <text:p><text:s text:c="3"/>5.19 </text:p>
          </table:table-cell>
          <table:table-cell table:style-name="ce31" office:value-type="float" office:value="145" calcext:value-type="float">
            <text:p><text:s text:c="3"/>145 </text:p>
          </table:table-cell>
          <table:table-cell table:style-name="ce25" office:value-type="float" office:value="0.334850939372351" calcext:value-type="float">
            <text:p><text:s text:c="3"/>0.33 </text:p>
          </table:table-cell>
          <table:table-cell table:style-name="ce25" office:value-type="float" office:value="3.94" calcext:value-type="float">
            <text:p><text:s text:c="3"/>3.94 </text:p>
          </table:table-cell>
          <table:table-cell table:style-name="ce31" office:value-type="float" office:value="77" calcext:value-type="float">
            <text:p><text:s text:c="3"/>77 </text:p>
          </table:table-cell>
          <table:table-cell table:style-name="ce25" office:value-type="float" office:value="0.177817395390835" calcext:value-type="float">
            <text:p><text:s text:c="3"/>0.18 </text:p>
          </table:table-cell>
          <table:table-cell table:style-name="ce40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76" calcext:value-type="float">
            <text:p><text:s/>－76 </text:p>
          </table:table-cell>
          <table:table-cell table:style-name="ce25" office:value-type="float" office:value="-0.280720417239189" calcext:value-type="float">
            <text:p><text:s/>－0.28 </text:p>
          </table:table-cell>
          <table:table-cell table:style-name="ce25" office:value-type="float" office:value="-3.30525652555819" calcext:value-type="float">
            <text:p><text:s/>－3.31 </text:p>
          </table:table-cell>
          <table:table-cell table:style-name="ce31" office:value-type="float" office:value="21" calcext:value-type="float">
            <text:p><text:s text:c="3"/>21 </text:p>
          </table:table-cell>
          <table:table-cell table:style-name="ce25" office:value-type="float" office:value="0.0775783726273948" calcext:value-type="float">
            <text:p><text:s text:c="3"/>0.08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31" office:value-type="float" office:value="185" calcext:value-type="float">
            <text:p><text:s text:c="3"/>185 </text:p>
          </table:table-cell>
          <table:table-cell table:style-name="ce25" office:value-type="float" office:value="0.683428520765144" calcext:value-type="float">
            <text:p><text:s text:c="3"/>0.68 </text:p>
          </table:table-cell>
          <table:table-cell table:style-name="ce25" office:value-type="float" office:value="8.05" calcext:value-type="float">
            <text:p><text:s text:c="3"/>8.05 </text:p>
          </table:table-cell>
          <table:table-cell table:style-name="ce31" office:value-type="float" office:value="164" calcext:value-type="float">
            <text:p><text:s text:c="3"/>164 </text:p>
          </table:table-cell>
          <table:table-cell table:style-name="ce25" office:value-type="float" office:value="0.60585014813775" calcext:value-type="float">
            <text:p><text:s text:c="3"/>0.61 </text:p>
          </table:table-cell>
          <table:table-cell table:style-name="ce25" office:value-type="float" office:value="7.13" calcext:value-type="float">
            <text:p><text:s text:c="3"/>7.13 </text:p>
          </table:table-cell>
          <table:table-cell table:style-name="ce31" office:value-type="float" office:value="65" calcext:value-type="float">
            <text:p><text:s text:c="3"/>65 </text:p>
          </table:table-cell>
          <table:table-cell table:style-name="ce25" office:value-type="float" office:value="0.240123534322889" calcext:value-type="float">
            <text:p><text:s text:c="3"/>0.24 </text:p>
          </table:table-cell>
          <table:table-cell table:style-name="ce25" office:value-type="float" office:value="2.83" calcext:value-type="float">
            <text:p><text:s text:c="3"/>2.83 </text:p>
          </table:table-cell>
          <table:table-cell table:style-name="ce31" office:value-type="float" office:value="55" calcext:value-type="float">
            <text:p><text:s text:c="3"/>55 </text:p>
          </table:table-cell>
          <table:table-cell table:style-name="ce25" office:value-type="float" office:value="0.203181452119367" calcext:value-type="float">
            <text:p><text:s text:c="3"/>0.20 </text:p>
          </table:table-cell>
          <table:table-cell table:style-name="ce40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656" calcext:value-type="float">
            <text:p><text:s text:c="3"/>656 </text:p>
          </table:table-cell>
          <table:table-cell table:style-name="ce24" office:value-type="float" office:value="4.58847146544307" calcext:value-type="float">
            <text:p><text:s text:c="3"/>4.59 </text:p>
          </table:table-cell>
          <table:table-cell table:style-name="ce24" office:value-type="float" office:value="54.0255511253781" calcext:value-type="float">
            <text:p><text:s text:c="3"/>54.03 </text:p>
          </table:table-cell>
          <table:table-cell table:style-name="ce31" office:value-type="float" office:value="53" calcext:value-type="float">
            <text:p><text:s text:c="3"/>53 </text:p>
          </table:table-cell>
          <table:table-cell table:style-name="ce24" office:value-type="float" office:value="0.369866359607802" calcext:value-type="float">
            <text:p><text:s text:c="3"/>0.37 </text:p>
          </table:table-cell>
          <table:table-cell table:style-name="ce24" office:value-type="float" office:value="4.35" calcext:value-type="float">
            <text:p><text:s text:c="3"/>4.35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4" office:value-type="float" office:value="0.767647161450155" calcext:value-type="float">
            <text:p><text:s text:c="3"/>0.77 </text:p>
          </table:table-cell>
          <table:table-cell table:style-name="ce24" office:value-type="float" office:value="9.04" calcext:value-type="float">
            <text:p><text:s text:c="3"/>9.04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4" office:value-type="float" office:value="0.397780801842353" calcext:value-type="float">
            <text:p><text:s text:c="3"/>0.40 </text:p>
          </table:table-cell>
          <table:table-cell table:style-name="ce24" office:value-type="float" office:value="4.68" calcext:value-type="float">
            <text:p><text:s text:c="3"/>4.68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4" office:value-type="float" office:value="0.286123032904149" calcext:value-type="float">
            <text:p><text:s text:c="3"/>0.29 </text:p>
          </table:table-cell>
          <table:table-cell table:style-name="ce24" office:value-type="float" office:value="3.37" calcext:value-type="float">
            <text:p><text:s text:c="3"/>3.37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4" office:value-type="float" office:value="0.167486653407307" calcext:value-type="float">
            <text:p><text:s text:c="3"/>0.17 </text:p>
          </table:table-cell>
          <table:table-cell table:style-name="ce39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638" calcext:value-type="float">
            <text:p><text:s text:c="3"/>638 </text:p>
          </table:table-cell>
          <table:table-cell table:style-name="ce25" office:value-type="float" office:value="4.89035037290838" calcext:value-type="float">
            <text:p><text:s text:c="3"/>4.89 </text:p>
          </table:table-cell>
          <table:table-cell table:style-name="ce25" office:value-type="float" office:value="57.5799318100503" calcext:value-type="float">
            <text:p><text:s text:c="3"/>57.58 </text:p>
          </table:table-cell>
          <table:table-cell table:style-name="ce31" office:value-type="float" office:value="48" calcext:value-type="float">
            <text:p><text:s text:c="3"/>48 </text:p>
          </table:table-cell>
          <table:table-cell table:style-name="ce25" office:value-type="float" office:value="0.3670285976449" calcext:value-type="float">
            <text:p><text:s text:c="3"/>0.37 </text:p>
          </table:table-cell>
          <table:table-cell table:style-name="ce25" office:value-type="float" office:value="4.32" calcext:value-type="float">
            <text:p><text:s text:c="3"/>4.32 </text:p>
          </table:table-cell>
          <table:table-cell table:style-name="ce31" office:value-type="float" office:value="101" calcext:value-type="float">
            <text:p><text:s text:c="3"/>101 </text:p>
          </table:table-cell>
          <table:table-cell table:style-name="ce25" office:value-type="float" office:value="0.77228934087781" calcext:value-type="float">
            <text:p><text:s text:c="3"/>0.77 </text:p>
          </table:table-cell>
          <table:table-cell table:style-name="ce25" office:value-type="float" office:value="9.09" calcext:value-type="float">
            <text:p><text:s text:c="3"/>9.09 </text:p>
          </table:table-cell>
          <table:table-cell table:style-name="ce31" office:value-type="float" office:value="53" calcext:value-type="float">
            <text:p><text:s text:c="3"/>53 </text:p>
          </table:table-cell>
          <table:table-cell table:style-name="ce25" office:value-type="float" office:value="0.40526074323291" calcext:value-type="float">
            <text:p><text:s text:c="3"/>0.41 </text:p>
          </table:table-cell>
          <table:table-cell table:style-name="ce25" office:value-type="float" office:value="4.77" calcext:value-type="float">
            <text:p><text:s text:c="3"/>4.77 </text:p>
          </table:table-cell>
          <table:table-cell table:style-name="ce31" office:value-type="float" office:value="37" calcext:value-type="float">
            <text:p><text:s text:c="3"/>37 </text:p>
          </table:table-cell>
          <table:table-cell table:style-name="ce25" office:value-type="float" office:value="0.282917877351277" calcext:value-type="float">
            <text:p><text:s text:c="3"/>0.28 </text:p>
          </table:table-cell>
          <table:table-cell table:style-name="ce25" office:value-type="float" office:value="3.33" calcext:value-type="float">
            <text:p><text:s text:c="3"/>3.33 </text:p>
          </table:table-cell>
          <table:table-cell table:style-name="ce31" office:value-type="float" office:value="21" calcext:value-type="float">
            <text:p><text:s text:c="3"/>21 </text:p>
          </table:table-cell>
          <table:table-cell table:style-name="ce25" office:value-type="float" office:value="0.160575011469644" calcext:value-type="float">
            <text:p><text:s text:c="3"/>0.16 </text:p>
          </table:table-cell>
          <table:table-cell table:style-name="ce40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18" calcext:value-type="float">
            <text:p><text:s text:c="3"/>18 </text:p>
          </table:table-cell>
          <table:table-cell table:style-name="ce25" office:value-type="float" office:value="1.43930913161682" calcext:value-type="float">
            <text:p><text:s text:c="3"/>1.44 </text:p>
          </table:table-cell>
          <table:table-cell table:style-name="ce25" office:value-type="float" office:value="16.9467042916174" calcext:value-type="float">
            <text:p><text:s text:c="3"/>16.95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399520575309628" calcext:value-type="float">
            <text:p><text:s text:c="3"/>0.40 </text:p>
          </table:table-cell>
          <table:table-cell table:style-name="ce25" office:value-type="float" office:value="4.7" calcext:value-type="float">
            <text:p><text:s text:c="3"/>4.70 </text:p>
          </table:table-cell>
          <table:table-cell table:style-name="ce31" office:value-type="float" office:value="9" calcext:value-type="float">
            <text:p><text:s text:c="3"/>9 </text:p>
          </table:table-cell>
          <table:table-cell table:style-name="ce25" office:value-type="float" office:value="0.719137035557331" calcext:value-type="float">
            <text:p><text:s text:c="3"/>0.72 </text:p>
          </table:table-cell>
          <table:table-cell table:style-name="ce25" office:value-type="float" office:value="8.47" calcext:value-type="float">
            <text:p><text:s text:c="3"/>8.47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5" office:value-type="float" office:value="0.319616460247703" calcext:value-type="float">
            <text:p><text:s text:c="3"/>0.32 </text:p>
          </table:table-cell>
          <table:table-cell table:style-name="ce25" office:value-type="float" office:value="3.76" calcext:value-type="float">
            <text:p><text:s text:c="3"/>3.76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5" office:value-type="float" office:value="0.319616460247703" calcext:value-type="float">
            <text:p><text:s text:c="3"/>0.32 </text:p>
          </table:table-cell>
          <table:table-cell table:style-name="ce25" office:value-type="float" office:value="3.76" calcext:value-type="float">
            <text:p><text:s text:c="3"/>3.76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9712345185777" calcext:value-type="float">
            <text:p><text:s text:c="3"/>0.24 </text:p>
          </table:table-cell>
          <table:table-cell table:style-name="ce40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4年9月4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8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8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8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8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8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8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8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8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8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8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8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8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8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8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8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8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8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8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8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8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8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8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8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8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8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8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8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8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8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8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8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8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8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2:00:33</meta:creation-date>
    <dc:creator>溫麗華</dc:creator>
    <dc:date>2016-02-23T12:01:00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